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fe7f5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fe7f5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cm" draw:marker-start-width="0.285cm" draw:marker-end="Arrow" draw:marker-end-width="0.2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3.086cm" svg:height="3.915cm" svg:x="9.396cm" svg:y="1.813cm" svg:viewBox="0 0 3087 3916" draw:points="1164,0 0,1561 1270,3916 3087,3378 2822,1782 3016,247">
          <text:p/>
        </draw:polygon>
        <draw:path draw:style-name="gr2" draw:text-style-name="P1" draw:layer="layout" svg:width="6.869cm" svg:height="6.481cm" svg:x="1.045cm" svg:y="0.723cm" svg:viewBox="0 0 6870 6482" svg:d="M2910 950l-247 1023-952 909 193 1666 1456 9 873 856 1525-609-1032-1526 292-1031 70-1156-811-256zM2051 18l3025-18 1309 1372-812 1632 1297 1376-353 1684-2614 418-782-842-1596 513-1525-2611 1173-1455z">
          <text:p/>
        </draw:path>
        <draw:polygon draw:style-name="gr1" draw:text-style-name="P1" draw:layer="layout" svg:width="1.208cm" svg:height="1.737cm" svg:x="3.901cm" svg:y="2.942cm" svg:viewBox="0 0 1209 1738" draw:points="662,0 0,759 150,1420 1147,1738 1059,891 1209,194">
          <text:p/>
        </draw:polygon>
        <draw:line draw:style-name="gr3" draw:text-style-name="P1" draw:layer="Lignes" svg:x1="6.094cm" svg:y1="0.494cm" svg:x2="3.113cm" svg:y2="0.494cm">
          <text:p/>
        </draw:line>
        <draw:line draw:style-name="gr3" draw:text-style-name="P1" draw:layer="Lignes" svg:x1="2.734cm" svg:y1="0.653cm" svg:x2="1.961cm" svg:y2="2.722cm">
          <text:p/>
        </draw:line>
        <draw:line draw:style-name="gr3" draw:text-style-name="P1" draw:layer="Lignes" svg:x1="5.852cm" svg:y1="2.982cm" svg:x2="5.577cm" svg:y2="3.956cm">
          <text:p/>
        </draw:line>
        <draw:line draw:style-name="gr3" draw:text-style-name="P1" draw:layer="Lignes" svg:x1="5.621cm" svg:y1="4.124cm" svg:x2="6.494cm" svg:y2="5.429cm">
          <text:p/>
        </draw:line>
        <draw:line draw:style-name="gr3" draw:text-style-name="P1" draw:layer="Lignes" svg:x1="10.297cm" svg:y1="1.672cm" svg:x2="9.263cm" svg:y2="3.145cm">
          <text:p/>
        </draw:line>
        <draw:line draw:style-name="gr3" draw:text-style-name="P1" draw:layer="Lignes" svg:x1="9.185cm" svg:y1="3.484cm" svg:x2="10.392cm" svg:y2="5.844cm">
          <text:p/>
        </draw:line>
        <draw:line draw:style-name="gr3" draw:text-style-name="P1" draw:layer="Lignes" svg:x1="4.388cm" svg:y1="2.862cm" svg:x2="3.813cm" svg:y2="3.581cm">
          <text:p/>
        </draw:line>
        <draw:line draw:style-name="gr3" draw:text-style-name="P1" draw:layer="Lignes" svg:x1="3.698cm" svg:y1="3.722cm" svg:x2="3.892cm" svg:y2="4.41cm">
          <text:p/>
        </draw:line>
        <draw:line draw:style-name="gr3" draw:text-style-name="P1" draw:layer="Lignes" svg:x1="6.423cm" svg:y1="5.429cm" svg:x2="5.284cm" svg:y2="5.909cm">
          <text:p/>
        </draw:line>
        <draw:line draw:style-name="gr3" draw:text-style-name="P1" draw:layer="Lignes" svg:x1="7.711cm" svg:y1="6.84cm" svg:x2="8.078cm" svg:y2="5.196cm">
          <text:p/>
        </draw:line>
        <draw:line draw:style-name="gr3" draw:text-style-name="P1" draw:layer="Lignes" svg:x1="4.983cm" svg:y1="7.479cm" svg:x2="7.602cm" svg:y2="7.047cm">
          <text:p/>
        </draw:line>
        <draw:line draw:style-name="gr3" draw:text-style-name="P1" draw:layer="Lignes" svg:x1="12.698cm" svg:y1="5.196cm" svg:x2="12.412cm" svg:y2="3.586cm">
          <text:p/>
        </draw:line>
        <draw:line draw:style-name="gr3" draw:text-style-name="P1" draw:layer="Lignes" svg:x1="0.891cm" svg:y1="4.37cm" svg:x2="2.261cm" svg:y2="6.876cm">
          <text:p/>
        </draw:line>
        <draw:line draw:style-name="gr3" draw:text-style-name="P1" draw:layer="Lignes" svg:x1="3.839cm" svg:y1="2.739cm" svg:x2="4.033cm" svg:y2="1.875cm">
          <text:p/>
        </draw:line>
        <draw:line draw:style-name="gr3" draw:text-style-name="P1" draw:layer="Lignes" svg:x1="4.377cm" svg:y1="5.103cm" svg:x2="3.054cm" svg:y2="5.085cm">
          <text:p/>
        </draw:line>
        <draw:line draw:style-name="gr3" draw:text-style-name="P1" draw:layer="Lignes" svg:x1="5.159cm" svg:y1="4.685cm" svg:x2="5.136cm" svg:y2="3.798cm">
          <text:p/>
        </draw:line>
        <draw:line draw:style-name="gr3" draw:text-style-name="P1" draw:layer="Lignes" svg:x1="4.095cm" svg:y1="1.84cm" svg:x2="5.277cm" svg:y2="1.734cm">
          <text:p/>
        </draw:line>
        <draw:frame draw:style-name="gr4" draw:text-style-name="P2" draw:layer="text" svg:width="0.942cm" svg:height="0.824cm" svg:x="6.873cm" svg:y="1.089cm">
          <draw:text-box>
            <text:p><text:span text:style-name="T1">R</text:span><text:span text:style-name="T2">1</text:span></text:p>
          </draw:text-box>
        </draw:frame>
        <draw:frame draw:style-name="gr4" draw:text-style-name="P2" draw:layer="text" svg:width="0.942cm" svg:height="0.824cm" svg:x="5.285cm" svg:y="1.865cm">
          <draw:text-box>
            <text:p><text:span text:style-name="T1">R</text:span><text:span text:style-name="T2">2</text:span></text:p>
          </draw:text-box>
        </draw:frame>
        <draw:frame draw:style-name="gr4" draw:text-style-name="P2" draw:layer="text" svg:width="0.942cm" svg:height="0.824cm" svg:x="4.527cm" svg:y="2.456cm">
          <draw:text-box>
            <text:p><text:span text:style-name="T1">R</text:span><text:span text:style-name="T2">3</text:span></text:p>
          </draw:text-box>
        </draw:frame>
        <draw:frame draw:style-name="gr4" draw:text-style-name="P2" draw:layer="text" svg:width="0.942cm" svg:height="0.824cm" svg:x="11.159cm" svg:y="1.221cm">
          <draw:text-box>
            <text:p><text:span text:style-name="T1">R</text:span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ignes"/>
      <draw:layer draw:name="text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14T12:53:03.555000000</meta:creation-date>
    <meta:generator>OpenOffice/4.1.9$Win32 OpenOffice.org_project/419m1$Build-9805</meta:generator>
    <dc:date>2023-10-30T10:34:20.89</dc:date>
    <meta:editing-duration>PT50M50S</meta:editing-duration>
    <meta:editing-cycles>9</meta:editing-cycles>
    <dc:creator>David Legland</dc:creator>
    <meta:document-statistic meta:object-count="24"/>
  </office:meta>
</office:document-meta>
</file>